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137.37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2.29mm"/>
    </style:style>
    <style:style style:name="co4" style:family="table-column">
      <style:table-column-properties fo:break-before="auto" style:column-width="42.25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25.91mm"/>
    </style:style>
    <style:style style:name="co8" style:family="table-column">
      <style:table-column-properties fo:break-before="auto" style:column-width="6.21mm"/>
    </style:style>
    <style:style style:name="co9" style:family="table-column">
      <style:table-column-properties fo:break-before="auto" style:column-width="19.1mm"/>
    </style:style>
    <style:style style:name="co10" style:family="table-column">
      <style:table-column-properties fo:break-before="auto" style:column-width="43.22mm"/>
    </style:style>
    <style:style style:name="co11" style:family="table-column">
      <style:table-column-properties fo:break-before="auto" style:column-width="37.99mm"/>
    </style:style>
    <style:style style:name="co12" style:family="table-column">
      <style:table-column-properties fo:break-before="auto" style:column-width="24.02mm"/>
    </style:style>
    <style:style style:name="co13" style:family="table-column">
      <style:table-column-properties fo:break-before="auto" style:column-width="26.4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7.29mm"/>
    </style:style>
    <style:style style:name="co16" style:family="table-column">
      <style:table-column-properties fo:break-before="auto" style:column-width="22.93mm"/>
    </style:style>
    <style:style style:name="co17" style:family="table-column">
      <style:table-column-properties fo:break-before="auto" style:column-width="34.03mm"/>
    </style:style>
    <style:style style:name="co19" style:family="table-column">
      <style:table-column-properties fo:break-before="auto" style:column-width="36.71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8" style:family="table-cell" style:parent-style-name="Default">
      <style:text-properties fo:color="#c921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  <style:text-properties fo:font-size="12pt" style:font-size-asian="12pt" style:font-size-complex="12pt"/>
    </style:style>
    <style:style style:name="ce9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2" style:family="table-cell" style:parent-style-name="Default">
      <style:text-properties fo:color="#c921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r Wann Was - Chto Źo Co" table:style-name="ta1">
        <table:table-column table:style-name="co2" table:default-cell-style-name="ce16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3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number-columns-repeated="51" table:default-cell-style-name="Default"/>
        <table:table-row table:style-name="ro1">
          <table:table-cell table:style-name="ce6" office:value-type="string" calcext:value-type="string">
            <text:p>Tag</text:p>
          </table:table-cell>
          <table:table-cell table:style-name="ce9" office:value-type="string" calcext:value-type="string">
            <text:p>Zeit</text:p>
          </table:table-cell>
          <table:table-cell table:style-name="ce6" office:value-type="string" calcext:value-type="string">
            <text:p>Was</text:p>
          </table:table-cell>
          <table:table-cell table:style-name="ce6" office:value-type="string" calcext:value-type="string">
            <text:p>Adjektiv</text:p>
          </table:table-cell>
          <table:table-cell table:style-name="ce6" office:value-type="string" calcext:value-type="string">
            <text:p>Wer</text:p>
          </table:table-cell>
          <table:table-cell table:style-name="ce6" office:value-type="string" calcext:value-type="string">
            <text:p>Wo</text:p>
          </table:table-cell>
          <table:table-cell table:style-name="ce24"/>
          <table:table-cell table:style-name="ce6" office:value-type="string" calcext:value-type="string">
            <text:p>źeń</text:p>
          </table:table-cell>
          <table:table-cell table:style-name="ce6" office:value-type="string" calcext:value-type="string">
            <text:p>cas</text:p>
          </table:table-cell>
          <table:table-cell table:style-name="ce6" office:value-type="string" calcext:value-type="string">
            <text:p>co</text:p>
          </table:table-cell>
          <table:table-cell table:style-name="ce6" office:value-type="string" calcext:value-type="string">
            <text:p>adjektiw</text:p>
          </table:table-cell>
          <table:table-cell table:style-name="ce6" office:value-type="string" calcext:value-type="string">
            <text:p>chto</text:p>
          </table:table-cell>
          <table:table-cell table:style-name="ce6" office:value-type="string" calcext:value-type="string">
            <text:p>źo</text:p>
          </table:table-cell>
          <table:table-cell/>
          <table:table-cell table:style-name="ce24" table:number-columns-repeated="50"/>
        </table:table-row>
        <table:table-row table:style-name="ro3">
          <table:table-cell table:style-name="ce4" table:formula="of:=INDEX([Vorlagen.$A$4:.$A$10];RANDBETWEEN(1;7))" office:value-type="string" office:string-value="Montag" calcext:value-type="string">
            <text:p>Montag</text:p>
          </table:table-cell>
          <table:table-cell table:style-name="ce15" table:formula="of:=RANDBETWEEN(0;24)&amp;&quot;:&quot;&amp;RANDBETWEEN(0;59)" office:value-type="string" office:string-value="4:46" calcext:value-type="string">
            <text:p>4:46</text:p>
          </table:table-cell>
          <table:table-cell table:style-name="ce4" table:formula="of:=INDEX([Vorlagen.G$4:.G$102];RANDBETWEEN(1;COUNTA([Vorlagen.G$4:.G$102])))" office:value-type="string" office:string-value="einkaufen" calcext:value-type="string">
            <text:p>einkaufen</text:p>
          </table:table-cell>
          <table:table-cell table:style-name="ce4" table:formula="of:=INDEX([Vorlagen.I$4:.I$101];RANDBETWEEN(1;COUNTA([Vorlagen.I$4:.I$101])))" office:value-type="string" office:string-value="sicher" calcext:value-type="string">
            <text:p>sicher</text:p>
          </table:table-cell>
          <table:table-cell table:style-name="ce4" table:formula="of:=INDEX([Vorlagen.C$4:.C$102];RANDBETWEEN(1;COUNTA([Vorlagen.C$4:.C$33])))" office:value-type="string" office:string-value="Oma" calcext:value-type="string">
            <text:p>Oma</text:p>
          </table:table-cell>
          <table:table-cell table:style-name="ce4" table:formula="of:=INDEX([Vorlagen.E$4:.E$102];RANDBETWEEN(1;COUNTA([Vorlagen.E$4:.E$102])))" office:value-type="string" office:string-value="Flur" calcext:value-type="string">
            <text:p>Flur</text:p>
          </table:table-cell>
          <table:table-cell table:style-name="ce18"/>
          <table:table-cell table:style-name="ce19" table:formula="of:=VLOOKUP([.A2];[$Vorlagen.A$4:$Vorlagen.B$10];2)" office:value-type="string" office:string-value="pónjeźele" calcext:value-type="string">
            <text:p>pónjeźele</text:p>
          </table:table-cell>
          <table:table-cell table:style-name="ce19" table:formula="of:=[.B2]" office:value-type="string" office:string-value="4:46" calcext:value-type="string">
            <text:p>4:46</text:p>
          </table:table-cell>
          <table:table-cell table:style-name="ce19" table:formula="of:=VLOOKUP([.C2];[$Vorlagen.G$4:$Vorlagen.H$102];2)" office:value-type="string" office:string-value="nakupowaś" calcext:value-type="string">
            <text:p>nakupowaś</text:p>
          </table:table-cell>
          <table:table-cell table:style-name="ce4" table:formula="of:=VLOOKUP([.D2];[$Vorlagen.I$4:$Vorlagen.J$103];2)" office:value-type="string" office:string-value="wěsty" calcext:value-type="string">
            <text:p>wěsty</text:p>
          </table:table-cell>
          <table:table-cell table:style-name="ce4" table:formula="of:=VLOOKUP([.E2];[$Vorlagen.C$4:$Vorlagen.D$102];2)" office:value-type="string" office:string-value="starka" calcext:value-type="string">
            <text:p>starka</text:p>
          </table:table-cell>
          <table:table-cell table:style-name="ce4" table:formula="of:=VLOOKUP([.F2];[$Vorlagen.E$4:$Vorlagen.F$102];2)" office:value-type="string" office:string-value="wjaža" calcext:value-type="string">
            <text:p>wjaž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Donnerstag" calcext:value-type="string">
            <text:p>Donnerstag</text:p>
          </table:table-cell>
          <table:table-cell table:style-name="ce15" table:formula="of:=RANDBETWEEN(0;24)&amp;&quot;:&quot;&amp;RANDBETWEEN(0;59)" office:value-type="string" office:string-value="2:29" calcext:value-type="string">
            <text:p>2:29</text:p>
          </table:table-cell>
          <table:table-cell table:style-name="ce4" table:formula="of:=INDEX([Vorlagen.G$4:.G$102];RANDBETWEEN(1;COUNTA([Vorlagen.G$4:.G$102])))" office:value-type="string" office:string-value="Pizza essen" calcext:value-type="string">
            <text:p>Pizza essen</text:p>
          </table:table-cell>
          <table:table-cell table:style-name="ce4" table:formula="of:=INDEX([Vorlagen.I$4:.I$101];RANDBETWEEN(1;COUNTA([Vorlagen.I$4:.I$101])))" office:value-type="string" office:string-value="würdig" calcext:value-type="string">
            <text:p>würdig</text:p>
          </table:table-cell>
          <table:table-cell table:style-name="ce4" table:formula="of:=INDEX([Vorlagen.C$4:.C$102];RANDBETWEEN(1;COUNTA([Vorlagen.C$4:.C$33])))" office:value-type="string" office:string-value="Tante" calcext:value-type="string">
            <text:p>Tante</text:p>
          </table:table-cell>
          <table:table-cell table:style-name="ce4" table:formula="of:=INDEX([Vorlagen.E$4:.E$102];RANDBETWEEN(1;COUNTA([Vorlagen.E$4:.E$102])))" office:value-type="string" office:string-value="Kinderzimmer" calcext:value-type="string">
            <text:p>Kinderzimmer</text:p>
          </table:table-cell>
          <table:table-cell table:style-name="ce18"/>
          <table:table-cell table:style-name="ce19" table:formula="of:=VLOOKUP([.A3];[$Vorlagen.A$4:$Vorlagen.B$10];2)" office:value-type="string" office:string-value="stwórtk" calcext:value-type="string">
            <text:p>stwórtk</text:p>
          </table:table-cell>
          <table:table-cell table:style-name="ce19" table:formula="of:=[.B3]" office:value-type="string" office:string-value="2:29" calcext:value-type="string">
            <text:p>2:29</text:p>
          </table:table-cell>
          <table:table-cell table:style-name="ce19" table:formula="of:=VLOOKUP([.C3];[$Vorlagen.G$4:$Vorlagen.H$102];2)" office:value-type="string" office:string-value="pizzu jěsć" calcext:value-type="string">
            <text:p>pizzu jěsć</text:p>
          </table:table-cell>
          <table:table-cell table:style-name="ce4" table:formula="of:=VLOOKUP([.D3];[$Vorlagen.I$4:$Vorlagen.J$103];2)" office:value-type="string" office:string-value="dostojny" calcext:value-type="string">
            <text:p>dostojny</text:p>
          </table:table-cell>
          <table:table-cell table:style-name="ce4" table:formula="of:=VLOOKUP([.E3];[$Vorlagen.C$4:$Vorlagen.D$102];2)" office:value-type="string" office:string-value="śota" calcext:value-type="string">
            <text:p>śota</text:p>
          </table:table-cell>
          <table:table-cell table:style-name="ce4" table:formula="of:=VLOOKUP([.F3];[$Vorlagen.E$4:$Vorlagen.F$102];2)" office:value-type="string" office:string-value="źiśeca śpa" calcext:value-type="string">
            <text:p>źiśeca śp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Freitag" calcext:value-type="string">
            <text:p>Freitag</text:p>
          </table:table-cell>
          <table:table-cell table:style-name="ce15" table:formula="of:=RANDBETWEEN(0;24)&amp;&quot;:&quot;&amp;RANDBETWEEN(0;59)" office:value-type="string" office:string-value="15:20" calcext:value-type="string">
            <text:p>15:20</text:p>
          </table:table-cell>
          <table:table-cell table:style-name="ce4" table:formula="of:=INDEX([Vorlagen.G$4:.G$102];RANDBETWEEN(1;COUNTA([Vorlagen.G$4:.G$102])))" office:value-type="string" office:string-value="auf den Bus warten" calcext:value-type="string">
            <text:p>auf den Bus warten</text:p>
          </table:table-cell>
          <table:table-cell table:style-name="ce4" table:formula="of:=INDEX([Vorlagen.I$4:.I$101];RANDBETWEEN(1;COUNTA([Vorlagen.I$4:.I$101])))" office:value-type="string" office:string-value="raffiniert" calcext:value-type="string">
            <text:p>raffiniert</text:p>
          </table:table-cell>
          <table:table-cell table:style-name="ce4" table:formula="of:=INDEX([Vorlagen.C$4:.C$102];RANDBETWEEN(1;COUNTA([Vorlagen.C$4:.C$33])))" office:value-type="string" office:string-value="Bruder" calcext:value-type="string">
            <text:p>Bruder</text:p>
          </table:table-cell>
          <table:table-cell table:style-name="ce4" table:formula="of:=INDEX([Vorlagen.E$4:.E$102];RANDBETWEEN(1;COUNTA([Vorlagen.E$4:.E$102])))" office:value-type="string" office:string-value="Keller" calcext:value-type="string">
            <text:p>Keller</text:p>
          </table:table-cell>
          <table:table-cell table:style-name="ce18"/>
          <table:table-cell table:style-name="ce19" table:formula="of:=VLOOKUP([.A4];[$Vorlagen.A$4:$Vorlagen.B$10];2)" office:value-type="string" office:string-value="pětk" calcext:value-type="string">
            <text:p>pětk</text:p>
          </table:table-cell>
          <table:table-cell table:style-name="ce19" table:formula="of:=[.B4]" office:value-type="string" office:string-value="15:20" calcext:value-type="string">
            <text:p>15:20</text:p>
          </table:table-cell>
          <table:table-cell table:style-name="ce19" table:formula="of:=VLOOKUP([.C4];[$Vorlagen.G$4:$Vorlagen.H$102];2)" office:value-type="string" office:string-value="na bus cakaś" calcext:value-type="string">
            <text:p>na bus cakaś</text:p>
          </table:table-cell>
          <table:table-cell table:style-name="ce4" table:formula="of:=VLOOKUP([.D4];[$Vorlagen.I$4:$Vorlagen.J$103];2)" office:value-type="string" office:string-value="rafiněrowany" calcext:value-type="string">
            <text:p>rafiněrowany</text:p>
          </table:table-cell>
          <table:table-cell table:style-name="ce4" table:formula="of:=VLOOKUP([.E4];[$Vorlagen.C$4:$Vorlagen.D$102];2)" office:value-type="string" office:string-value="bratš" calcext:value-type="string">
            <text:p>bratš</text:p>
          </table:table-cell>
          <table:table-cell table:style-name="ce4" table:formula="of:=VLOOKUP([.F4];[$Vorlagen.E$4:$Vorlagen.F$102];2)" office:value-type="string" office:string-value="piwnica" calcext:value-type="string">
            <text:p>piwnic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Dienstag" calcext:value-type="string">
            <text:p>Dienstag</text:p>
          </table:table-cell>
          <table:table-cell table:style-name="ce15" table:formula="of:=RANDBETWEEN(0;24)&amp;&quot;:&quot;&amp;RANDBETWEEN(0;59)" office:value-type="string" office:string-value="3:36" calcext:value-type="string">
            <text:p>3:36</text:p>
          </table:table-cell>
          <table:table-cell table:style-name="ce4" table:formula="of:=INDEX([Vorlagen.G$4:.G$102];RANDBETWEEN(1;COUNTA([Vorlagen.G$4:.G$102])))" office:value-type="string" office:string-value="basteln" calcext:value-type="string">
            <text:p>basteln</text:p>
          </table:table-cell>
          <table:table-cell table:style-name="ce4" table:formula="of:=INDEX([Vorlagen.I$4:.I$101];RANDBETWEEN(1;COUNTA([Vorlagen.I$4:.I$101])))" office:value-type="string" office:string-value="oberschlau" calcext:value-type="string">
            <text:p>oberschlau</text:p>
          </table:table-cell>
          <table:table-cell table:style-name="ce4" table:formula="of:=INDEX([Vorlagen.C$4:.C$102];RANDBETWEEN(1;COUNTA([Vorlagen.C$4:.C$33])))" office:value-type="string" office:string-value="Opa" calcext:value-type="string">
            <text:p>Opa</text:p>
          </table:table-cell>
          <table:table-cell table:style-name="ce4" table:formula="of:=INDEX([Vorlagen.E$4:.E$102];RANDBETWEEN(1;COUNTA([Vorlagen.E$4:.E$102])))" office:value-type="string" office:string-value="Flur" calcext:value-type="string">
            <text:p>Flur</text:p>
          </table:table-cell>
          <table:table-cell table:style-name="ce18"/>
          <table:table-cell table:style-name="ce19" table:formula="of:=VLOOKUP([.A5];[$Vorlagen.A$4:$Vorlagen.B$10];2)" office:value-type="string" office:string-value="wałtora" calcext:value-type="string">
            <text:p>wałtora</text:p>
          </table:table-cell>
          <table:table-cell table:style-name="ce19" table:formula="of:=[.B5]" office:value-type="string" office:string-value="3:36" calcext:value-type="string">
            <text:p>3:36</text:p>
          </table:table-cell>
          <table:table-cell table:style-name="ce19" table:formula="of:=VLOOKUP([.C5];[$Vorlagen.G$4:$Vorlagen.H$102];2)" office:value-type="string" office:string-value="basliś" calcext:value-type="string">
            <text:p>basliś</text:p>
          </table:table-cell>
          <table:table-cell table:style-name="ce4" table:formula="of:=VLOOKUP([.D5];[$Vorlagen.I$4:$Vorlagen.J$103];2)" office:value-type="string" office:string-value="zwjerchny bok" calcext:value-type="string">
            <text:p>zwjerchny bok</text:p>
          </table:table-cell>
          <table:table-cell table:style-name="ce4" table:formula="of:=VLOOKUP([.E5];[$Vorlagen.C$4:$Vorlagen.D$102];2)" office:value-type="string" office:string-value="starki" calcext:value-type="string">
            <text:p>starki</text:p>
          </table:table-cell>
          <table:table-cell table:style-name="ce4" table:formula="of:=VLOOKUP([.F5];[$Vorlagen.E$4:$Vorlagen.F$102];2)" office:value-type="string" office:string-value="wjaža" calcext:value-type="string">
            <text:p>wjaž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Donnerstag" calcext:value-type="string">
            <text:p>Donnerstag</text:p>
          </table:table-cell>
          <table:table-cell table:style-name="ce15" table:formula="of:=RANDBETWEEN(0;24)&amp;&quot;:&quot;&amp;RANDBETWEEN(0;59)" office:value-type="string" office:string-value="8:30" calcext:value-type="string">
            <text:p>8:30</text:p>
          </table:table-cell>
          <table:table-cell table:style-name="ce4" table:formula="of:=INDEX([Vorlagen.G$4:.G$102];RANDBETWEEN(1;COUNTA([Vorlagen.G$4:.G$102])))" office:value-type="string" office:string-value="fotografieren" calcext:value-type="string">
            <text:p>fotografieren</text:p>
          </table:table-cell>
          <table:table-cell table:style-name="ce4" table:formula="of:=INDEX([Vorlagen.I$4:.I$101];RANDBETWEEN(1;COUNTA([Vorlagen.I$4:.I$101])))" office:value-type="string" office:string-value="rasch" calcext:value-type="string">
            <text:p>rasch</text:p>
          </table:table-cell>
          <table:table-cell table:style-name="ce4" table:formula="of:=INDEX([Vorlagen.C$4:.C$102];RANDBETWEEN(1;COUNTA([Vorlagen.C$4:.C$33])))" office:value-type="string" office:string-value="Onkel" calcext:value-type="string">
            <text:p>Onkel</text:p>
          </table:table-cell>
          <table:table-cell table:style-name="ce4" table:formula="of:=INDEX([Vorlagen.E$4:.E$102];RANDBETWEEN(1;COUNTA([Vorlagen.E$4:.E$102])))" office:value-type="string" office:string-value="Keller" calcext:value-type="string">
            <text:p>Keller</text:p>
          </table:table-cell>
          <table:table-cell table:style-name="ce18"/>
          <table:table-cell table:style-name="ce19" table:formula="of:=VLOOKUP([.A6];[$Vorlagen.A$4:$Vorlagen.B$10];2)" office:value-type="string" office:string-value="stwórtk" calcext:value-type="string">
            <text:p>stwórtk</text:p>
          </table:table-cell>
          <table:table-cell table:style-name="ce19" table:formula="of:=[.B6]" office:value-type="string" office:string-value="8:30" calcext:value-type="string">
            <text:p>8:30</text:p>
          </table:table-cell>
          <table:table-cell table:style-name="ce19" table:formula="of:=VLOOKUP([.C6];[$Vorlagen.G$4:$Vorlagen.H$102];2)" office:value-type="string" office:string-value="fotografěrowaś" calcext:value-type="string">
            <text:p>fotografěrowaś</text:p>
          </table:table-cell>
          <table:table-cell table:style-name="ce4" table:formula="of:=VLOOKUP([.D6];[$Vorlagen.I$4:$Vorlagen.J$103];2)" office:value-type="string" office:string-value="malsny" calcext:value-type="string">
            <text:p>malsny</text:p>
          </table:table-cell>
          <table:table-cell table:style-name="ce4" table:formula="of:=VLOOKUP([.E6];[$Vorlagen.C$4:$Vorlagen.D$102];2)" office:value-type="string" office:string-value="wujk" calcext:value-type="string">
            <text:p>wujk</text:p>
          </table:table-cell>
          <table:table-cell table:style-name="ce4" table:formula="of:=VLOOKUP([.F6];[$Vorlagen.E$4:$Vorlagen.F$102];2)" office:value-type="string" office:string-value="piwnica" calcext:value-type="string">
            <text:p>piwnic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Samstag" calcext:value-type="string">
            <text:p>Samstag</text:p>
          </table:table-cell>
          <table:table-cell table:style-name="ce15" table:formula="of:=RANDBETWEEN(0;24)&amp;&quot;:&quot;&amp;RANDBETWEEN(0;59)" office:value-type="string" office:string-value="2:49" calcext:value-type="string">
            <text:p>2:49</text:p>
          </table:table-cell>
          <table:table-cell table:style-name="ce4" table:formula="of:=INDEX([Vorlagen.G$4:.G$102];RANDBETWEEN(1;COUNTA([Vorlagen.G$4:.G$102])))" office:value-type="string" office:string-value="wandern" calcext:value-type="string">
            <text:p>wandern</text:p>
          </table:table-cell>
          <table:table-cell table:style-name="ce4" table:formula="of:=INDEX([Vorlagen.I$4:.I$101];RANDBETWEEN(1;COUNTA([Vorlagen.I$4:.I$101])))" office:value-type="string" office:string-value="zappelig" calcext:value-type="string">
            <text:p>zappelig</text:p>
          </table:table-cell>
          <table:table-cell table:style-name="ce4" table:formula="of:=INDEX([Vorlagen.C$4:.C$102];RANDBETWEEN(1;COUNTA([Vorlagen.C$4:.C$33])))" office:value-type="string" office:string-value="Sohn" calcext:value-type="string">
            <text:p>Sohn</text:p>
          </table:table-cell>
          <table:table-cell table:style-name="ce4" table:formula="of:=INDEX([Vorlagen.E$4:.E$102];RANDBETWEEN(1;COUNTA([Vorlagen.E$4:.E$102])))" office:value-type="string" office:string-value="Garten" calcext:value-type="string">
            <text:p>Garten</text:p>
          </table:table-cell>
          <table:table-cell table:style-name="ce18"/>
          <table:table-cell table:style-name="ce19" table:formula="of:=VLOOKUP([.A7];[$Vorlagen.A$4:$Vorlagen.B$10];2)" office:value-type="string" office:string-value="sobota" calcext:value-type="string">
            <text:p>sobota</text:p>
          </table:table-cell>
          <table:table-cell table:style-name="ce19" table:formula="of:=[.B7]" office:value-type="string" office:string-value="2:49" calcext:value-type="string">
            <text:p>2:49</text:p>
          </table:table-cell>
          <table:table-cell table:style-name="ce19" table:formula="of:=VLOOKUP([.C7];[$Vorlagen.G$4:$Vorlagen.H$102];2)" office:value-type="string" office:string-value="drogowaś" calcext:value-type="string">
            <text:p>drogowaś</text:p>
          </table:table-cell>
          <table:table-cell table:style-name="ce4" table:formula="of:=VLOOKUP([.D7];[$Vorlagen.I$4:$Vorlagen.J$103];2)" office:value-type="string" office:string-value="cypotaty" calcext:value-type="string">
            <text:p>cypotaty</text:p>
          </table:table-cell>
          <table:table-cell table:style-name="ce4" table:formula="of:=VLOOKUP([.E7];[$Vorlagen.C$4:$Vorlagen.D$102];2)" office:value-type="string" office:string-value="syn" calcext:value-type="string">
            <text:p>syn</text:p>
          </table:table-cell>
          <table:table-cell table:style-name="ce4" table:formula="of:=VLOOKUP([.F7];[$Vorlagen.E$4:$Vorlagen.F$102];2)" office:value-type="string" office:string-value="zagroda" calcext:value-type="string">
            <text:p>zagrod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Freitag" calcext:value-type="string">
            <text:p>Freitag</text:p>
          </table:table-cell>
          <table:table-cell table:style-name="ce15" table:formula="of:=RANDBETWEEN(0;24)&amp;&quot;:&quot;&amp;RANDBETWEEN(0;59)" office:value-type="string" office:string-value="14:37" calcext:value-type="string">
            <text:p>14:37</text:p>
          </table:table-cell>
          <table:table-cell table:style-name="ce4" table:formula="of:=INDEX([Vorlagen.G$4:.G$102];RANDBETWEEN(1;COUNTA([Vorlagen.G$4:.G$102])))" office:value-type="string" office:string-value="basteln" calcext:value-type="string">
            <text:p>basteln</text:p>
          </table:table-cell>
          <table:table-cell table:style-name="ce4" table:formula="of:=INDEX([Vorlagen.I$4:.I$101];RANDBETWEEN(1;COUNTA([Vorlagen.I$4:.I$101])))" office:value-type="string" office:string-value="fit" calcext:value-type="string">
            <text:p>fit</text:p>
          </table:table-cell>
          <table:table-cell table:style-name="ce4" table:formula="of:=INDEX([Vorlagen.C$4:.C$102];RANDBETWEEN(1;COUNTA([Vorlagen.C$4:.C$33])))" office:value-type="string" office:string-value="Vater" calcext:value-type="string">
            <text:p>Vater</text:p>
          </table:table-cell>
          <table:table-cell table:style-name="ce4" table:formula="of:=INDEX([Vorlagen.E$4:.E$102];RANDBETWEEN(1;COUNTA([Vorlagen.E$4:.E$102])))" office:value-type="string" office:string-value="Keller" calcext:value-type="string">
            <text:p>Keller</text:p>
          </table:table-cell>
          <table:table-cell table:style-name="ce18"/>
          <table:table-cell table:style-name="ce19" table:formula="of:=VLOOKUP([.A8];[$Vorlagen.A$4:$Vorlagen.B$10];2)" office:value-type="string" office:string-value="pětk" calcext:value-type="string">
            <text:p>pětk</text:p>
          </table:table-cell>
          <table:table-cell table:style-name="ce19" table:formula="of:=[.B8]" office:value-type="string" office:string-value="14:37" calcext:value-type="string">
            <text:p>14:37</text:p>
          </table:table-cell>
          <table:table-cell table:style-name="ce19" table:formula="of:=VLOOKUP([.C8];[$Vorlagen.G$4:$Vorlagen.H$102];2)" office:value-type="string" office:string-value="basliś" calcext:value-type="string">
            <text:p>basliś</text:p>
          </table:table-cell>
          <table:table-cell table:style-name="ce4" table:formula="of:=VLOOKUP([.D8];[$Vorlagen.I$4:$Vorlagen.J$103];2)" office:value-type="string" office:string-value="fit" calcext:value-type="string">
            <text:p>fit</text:p>
          </table:table-cell>
          <table:table-cell table:style-name="ce4" table:formula="of:=VLOOKUP([.E8];[$Vorlagen.C$4:$Vorlagen.D$102];2)" office:value-type="string" office:string-value="nan" calcext:value-type="string">
            <text:p>nan</text:p>
          </table:table-cell>
          <table:table-cell table:style-name="ce4" table:formula="of:=VLOOKUP([.F8];[$Vorlagen.E$4:$Vorlagen.F$102];2)" office:value-type="string" office:string-value="piwnica" calcext:value-type="string">
            <text:p>piwnic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Sonntag" calcext:value-type="string">
            <text:p>Sonntag</text:p>
          </table:table-cell>
          <table:table-cell table:style-name="ce15" table:formula="of:=RANDBETWEEN(0;24)&amp;&quot;:&quot;&amp;RANDBETWEEN(0;59)" office:value-type="string" office:string-value="7:34" calcext:value-type="string">
            <text:p>7:34</text:p>
          </table:table-cell>
          <table:table-cell table:style-name="ce4" table:formula="of:=INDEX([Vorlagen.G$4:.G$102];RANDBETWEEN(1;COUNTA([Vorlagen.G$4:.G$102])))" office:value-type="string" office:string-value="Buch lesen" calcext:value-type="string">
            <text:p>Buch lesen</text:p>
          </table:table-cell>
          <table:table-cell table:style-name="ce4" table:formula="of:=INDEX([Vorlagen.I$4:.I$101];RANDBETWEEN(1;COUNTA([Vorlagen.I$4:.I$101])))" office:value-type="string" office:string-value="leicht" calcext:value-type="string">
            <text:p>leicht</text:p>
          </table:table-cell>
          <table:table-cell table:style-name="ce4" table:formula="of:=INDEX([Vorlagen.C$4:.C$102];RANDBETWEEN(1;COUNTA([Vorlagen.C$4:.C$33])))" office:value-type="string" office:string-value="Oma" calcext:value-type="string">
            <text:p>Oma</text:p>
          </table:table-cell>
          <table:table-cell table:style-name="ce4" table:formula="of:=INDEX([Vorlagen.E$4:.E$102];RANDBETWEEN(1;COUNTA([Vorlagen.E$4:.E$102])))" office:value-type="string" office:string-value="Garage" calcext:value-type="string">
            <text:p>Garage</text:p>
          </table:table-cell>
          <table:table-cell table:style-name="ce18"/>
          <table:table-cell table:style-name="ce19" table:formula="of:=VLOOKUP([.A9];[$Vorlagen.A$4:$Vorlagen.B$10];2)" office:value-type="string" office:string-value="njeźela" calcext:value-type="string">
            <text:p>njeźela</text:p>
          </table:table-cell>
          <table:table-cell table:style-name="ce19" table:formula="of:=[.B9]" office:value-type="string" office:string-value="7:34" calcext:value-type="string">
            <text:p>7:34</text:p>
          </table:table-cell>
          <table:table-cell table:style-name="ce19" table:formula="of:=VLOOKUP([.C9];[$Vorlagen.G$4:$Vorlagen.H$102];2)" office:value-type="string" office:string-value="knigły cytaś" calcext:value-type="string">
            <text:p>knigły cytaś</text:p>
          </table:table-cell>
          <table:table-cell table:style-name="ce4" table:formula="of:=VLOOKUP([.D9];[$Vorlagen.I$4:$Vorlagen.J$103];2)" office:value-type="string" office:string-value="lažki" calcext:value-type="string">
            <text:p>lažki</text:p>
          </table:table-cell>
          <table:table-cell table:style-name="ce4" table:formula="of:=VLOOKUP([.E9];[$Vorlagen.C$4:$Vorlagen.D$102];2)" office:value-type="string" office:string-value="starka" calcext:value-type="string">
            <text:p>starka</text:p>
          </table:table-cell>
          <table:table-cell table:style-name="ce4" table:formula="of:=VLOOKUP([.F9];[$Vorlagen.E$4:$Vorlagen.F$102];2)" office:value-type="string" office:string-value="garaga" calcext:value-type="string">
            <text:p>garag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Dienstag" calcext:value-type="string">
            <text:p>Dienstag</text:p>
          </table:table-cell>
          <table:table-cell table:style-name="ce15" table:formula="of:=RANDBETWEEN(0;24)&amp;&quot;:&quot;&amp;RANDBETWEEN(0;59)" office:value-type="string" office:string-value="10:29" calcext:value-type="string">
            <text:p>10:29</text:p>
          </table:table-cell>
          <table:table-cell table:style-name="ce4" table:formula="of:=INDEX([Vorlagen.G$4:.G$102];RANDBETWEEN(1;COUNTA([Vorlagen.G$4:.G$102])))" office:value-type="string" office:string-value="Brief schreiben" calcext:value-type="string">
            <text:p>Brief schreiben</text:p>
          </table:table-cell>
          <table:table-cell table:style-name="ce4" table:formula="of:=INDEX([Vorlagen.I$4:.I$101];RANDBETWEEN(1;COUNTA([Vorlagen.I$4:.I$101])))" office:value-type="string" office:string-value="närrisch" calcext:value-type="string">
            <text:p>närrisch</text:p>
          </table:table-cell>
          <table:table-cell table:style-name="ce4" table:formula="of:=INDEX([Vorlagen.C$4:.C$102];RANDBETWEEN(1;COUNTA([Vorlagen.C$4:.C$33])))" office:value-type="string" office:string-value="Onkel" calcext:value-type="string">
            <text:p>Onkel</text:p>
          </table:table-cell>
          <table:table-cell table:style-name="ce4" table:formula="of:=INDEX([Vorlagen.E$4:.E$102];RANDBETWEEN(1;COUNTA([Vorlagen.E$4:.E$102])))" office:value-type="string" office:string-value="Wohnzimmer" calcext:value-type="string">
            <text:p>Wohnzimmer</text:p>
          </table:table-cell>
          <table:table-cell table:style-name="ce18"/>
          <table:table-cell table:style-name="ce19" table:formula="of:=VLOOKUP([.A10];[$Vorlagen.A$4:$Vorlagen.B$10];2)" office:value-type="string" office:string-value="wałtora" calcext:value-type="string">
            <text:p>wałtora</text:p>
          </table:table-cell>
          <table:table-cell table:style-name="ce19" table:formula="of:=[.B10]" office:value-type="string" office:string-value="10:29" calcext:value-type="string">
            <text:p>10:29</text:p>
          </table:table-cell>
          <table:table-cell table:style-name="ce19" table:formula="of:=VLOOKUP([.C10];[$Vorlagen.G$4:$Vorlagen.H$102];2)" office:value-type="string" office:string-value="list pisaś" calcext:value-type="string">
            <text:p>list pisaś</text:p>
          </table:table-cell>
          <table:table-cell table:style-name="ce4" table:formula="of:=VLOOKUP([.D10];[$Vorlagen.I$4:$Vorlagen.J$103];2)" office:value-type="string" office:string-value="narski" calcext:value-type="string">
            <text:p>narski</text:p>
          </table:table-cell>
          <table:table-cell table:style-name="ce4" table:formula="of:=VLOOKUP([.E10];[$Vorlagen.C$4:$Vorlagen.D$102];2)" office:value-type="string" office:string-value="wujk" calcext:value-type="string">
            <text:p>wujk</text:p>
          </table:table-cell>
          <table:table-cell table:style-name="ce4" table:formula="of:=VLOOKUP([.F10];[$Vorlagen.E$4:$Vorlagen.F$102];2)" office:value-type="string" office:string-value="bydleńska śpa" calcext:value-type="string">
            <text:p>bydleńska śp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Sonntag" calcext:value-type="string">
            <text:p>Sonntag</text:p>
          </table:table-cell>
          <table:table-cell table:style-name="ce15" table:formula="of:=RANDBETWEEN(0;24)&amp;&quot;:&quot;&amp;RANDBETWEEN(0;59)" office:value-type="string" office:string-value="16:41" calcext:value-type="string">
            <text:p>16:41</text:p>
          </table:table-cell>
          <table:table-cell table:style-name="ce4" table:formula="of:=INDEX([Vorlagen.G$4:.G$102];RANDBETWEEN(1;COUNTA([Vorlagen.G$4:.G$102])))" office:value-type="string" office:string-value="lange telefonieren" calcext:value-type="string">
            <text:p>lange telefonieren</text:p>
          </table:table-cell>
          <table:table-cell table:style-name="ce4" table:formula="of:=INDEX([Vorlagen.I$4:.I$101];RANDBETWEEN(1;COUNTA([Vorlagen.I$4:.I$101])))" office:value-type="string" office:string-value="mutig" calcext:value-type="string">
            <text:p>mutig</text:p>
          </table:table-cell>
          <table:table-cell table:style-name="ce4" table:formula="of:=INDEX([Vorlagen.C$4:.C$102];RANDBETWEEN(1;COUNTA([Vorlagen.C$4:.C$33])))" office:value-type="string" office:string-value="Mutter" calcext:value-type="string">
            <text:p>Mutter</text:p>
          </table:table-cell>
          <table:table-cell table:style-name="ce4" table:formula="of:=INDEX([Vorlagen.E$4:.E$102];RANDBETWEEN(1;COUNTA([Vorlagen.E$4:.E$102])))" office:value-type="string" office:string-value="Keller" calcext:value-type="string">
            <text:p>Keller</text:p>
          </table:table-cell>
          <table:table-cell table:style-name="ce18"/>
          <table:table-cell table:style-name="ce19" table:formula="of:=VLOOKUP([.A11];[$Vorlagen.A$4:$Vorlagen.B$10];2)" office:value-type="string" office:string-value="njeźela" calcext:value-type="string">
            <text:p>njeźela</text:p>
          </table:table-cell>
          <table:table-cell table:style-name="ce19" table:formula="of:=[.B11]" office:value-type="string" office:string-value="16:41" calcext:value-type="string">
            <text:p>16:41</text:p>
          </table:table-cell>
          <table:table-cell table:style-name="ce19" table:formula="of:=VLOOKUP([.C11];[$Vorlagen.G$4:$Vorlagen.H$102];2)" office:value-type="string" office:string-value="dłujko telefoněrowaś" calcext:value-type="string">
            <text:p>dłujko telefoněrowaś</text:p>
          </table:table-cell>
          <table:table-cell table:style-name="ce4" table:formula="of:=VLOOKUP([.D11];[$Vorlagen.I$4:$Vorlagen.J$103];2)" office:value-type="string" office:string-value="skobodny" calcext:value-type="string">
            <text:p>skobodny</text:p>
          </table:table-cell>
          <table:table-cell table:style-name="ce4" table:formula="of:=VLOOKUP([.E11];[$Vorlagen.C$4:$Vorlagen.D$102];2)" office:value-type="string" office:string-value="mama" calcext:value-type="string">
            <text:p>mama</text:p>
          </table:table-cell>
          <table:table-cell table:style-name="ce4" table:formula="of:=VLOOKUP([.F11];[$Vorlagen.E$4:$Vorlagen.F$102];2)" office:value-type="string" office:string-value="piwnica" calcext:value-type="string">
            <text:p>piwnic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Sonntag" calcext:value-type="string">
            <text:p>Sonntag</text:p>
          </table:table-cell>
          <table:table-cell table:style-name="ce15" table:formula="of:=RANDBETWEEN(0;24)&amp;&quot;:&quot;&amp;RANDBETWEEN(0;59)" office:value-type="string" office:string-value="15:17" calcext:value-type="string">
            <text:p>15:17</text:p>
          </table:table-cell>
          <table:table-cell table:style-name="ce4" table:formula="of:=INDEX([Vorlagen.G$4:.G$102];RANDBETWEEN(1;COUNTA([Vorlagen.G$4:.G$102])))" office:value-type="string" office:string-value="auf den Bus warten" calcext:value-type="string">
            <text:p>auf den Bus warten</text:p>
          </table:table-cell>
          <table:table-cell table:style-name="ce4" table:formula="of:=INDEX([Vorlagen.I$4:.I$101];RANDBETWEEN(1;COUNTA([Vorlagen.I$4:.I$101])))" office:value-type="string" office:string-value="närrisch" calcext:value-type="string">
            <text:p>närrisch</text:p>
          </table:table-cell>
          <table:table-cell table:style-name="ce4" table:formula="of:=INDEX([Vorlagen.C$4:.C$102];RANDBETWEEN(1;COUNTA([Vorlagen.C$4:.C$33])))" office:value-type="string" office:string-value="Mutter" calcext:value-type="string">
            <text:p>Mutter</text:p>
          </table:table-cell>
          <table:table-cell table:style-name="ce4" table:formula="of:=INDEX([Vorlagen.E$4:.E$102];RANDBETWEEN(1;COUNTA([Vorlagen.E$4:.E$102])))" office:value-type="string" office:string-value="Schlafzimmer" calcext:value-type="string">
            <text:p>Schlafzimmer</text:p>
          </table:table-cell>
          <table:table-cell table:style-name="ce18"/>
          <table:table-cell table:style-name="ce19" table:formula="of:=VLOOKUP([.A12];[$Vorlagen.A$4:$Vorlagen.B$10];2)" office:value-type="string" office:string-value="njeźela" calcext:value-type="string">
            <text:p>njeźela</text:p>
          </table:table-cell>
          <table:table-cell table:style-name="ce19" table:formula="of:=[.B12]" office:value-type="string" office:string-value="15:17" calcext:value-type="string">
            <text:p>15:17</text:p>
          </table:table-cell>
          <table:table-cell table:style-name="ce19" table:formula="of:=VLOOKUP([.C12];[$Vorlagen.G$4:$Vorlagen.H$102];2)" office:value-type="string" office:string-value="na bus cakaś" calcext:value-type="string">
            <text:p>na bus cakaś</text:p>
          </table:table-cell>
          <table:table-cell table:style-name="ce4" table:formula="of:=VLOOKUP([.D12];[$Vorlagen.I$4:$Vorlagen.J$103];2)" office:value-type="string" office:string-value="narski" calcext:value-type="string">
            <text:p>narski</text:p>
          </table:table-cell>
          <table:table-cell table:style-name="ce4" table:formula="of:=VLOOKUP([.E12];[$Vorlagen.C$4:$Vorlagen.D$102];2)" office:value-type="string" office:string-value="mama" calcext:value-type="string">
            <text:p>mama</text:p>
          </table:table-cell>
          <table:table-cell table:style-name="ce4" table:formula="of:=VLOOKUP([.F12];[$Vorlagen.E$4:$Vorlagen.F$102];2)" office:value-type="string" office:string-value="spańska śpa" calcext:value-type="string">
            <text:p>spańska śp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Sonntag" calcext:value-type="string">
            <text:p>Sonntag</text:p>
          </table:table-cell>
          <table:table-cell table:style-name="ce15" table:formula="of:=RANDBETWEEN(0;24)&amp;&quot;:&quot;&amp;RANDBETWEEN(0;59)" office:value-type="string" office:string-value="14:29" calcext:value-type="string">
            <text:p>14:29</text:p>
          </table:table-cell>
          <table:table-cell table:style-name="ce4" table:formula="of:=INDEX([Vorlagen.G$4:.G$102];RANDBETWEEN(1;COUNTA([Vorlagen.G$4:.G$102])))" office:value-type="string" office:string-value="fotografieren" calcext:value-type="string">
            <text:p>fotografieren</text:p>
          </table:table-cell>
          <table:table-cell table:style-name="ce4" table:formula="of:=INDEX([Vorlagen.I$4:.I$101];RANDBETWEEN(1;COUNTA([Vorlagen.I$4:.I$101])))" office:value-type="string" office:string-value="radikal" calcext:value-type="string">
            <text:p>radikal</text:p>
          </table:table-cell>
          <table:table-cell table:style-name="ce4" table:formula="of:=INDEX([Vorlagen.C$4:.C$102];RANDBETWEEN(1;COUNTA([Vorlagen.C$4:.C$33])))" office:value-type="string" office:string-value="Sohn" calcext:value-type="string">
            <text:p>Sohn</text:p>
          </table:table-cell>
          <table:table-cell table:style-name="ce4" table:formula="of:=INDEX([Vorlagen.E$4:.E$102];RANDBETWEEN(1;COUNTA([Vorlagen.E$4:.E$102])))" office:value-type="string" office:string-value="Wohnzimmer" calcext:value-type="string">
            <text:p>Wohnzimmer</text:p>
          </table:table-cell>
          <table:table-cell table:style-name="ce18"/>
          <table:table-cell table:style-name="ce19" table:formula="of:=VLOOKUP([.A13];[$Vorlagen.A$4:$Vorlagen.B$10];2)" office:value-type="string" office:string-value="njeźela" calcext:value-type="string">
            <text:p>njeźela</text:p>
          </table:table-cell>
          <table:table-cell table:style-name="ce19" table:formula="of:=[.B13]" office:value-type="string" office:string-value="14:29" calcext:value-type="string">
            <text:p>14:29</text:p>
          </table:table-cell>
          <table:table-cell table:style-name="ce19" table:formula="of:=VLOOKUP([.C13];[$Vorlagen.G$4:$Vorlagen.H$102];2)" office:value-type="string" office:string-value="fotografěrowaś" calcext:value-type="string">
            <text:p>fotografěrowaś</text:p>
          </table:table-cell>
          <table:table-cell table:style-name="ce4" table:formula="of:=VLOOKUP([.D13];[$Vorlagen.I$4:$Vorlagen.J$103];2)" office:value-type="string" office:string-value="radikalny" calcext:value-type="string">
            <text:p>radikalny</text:p>
          </table:table-cell>
          <table:table-cell table:style-name="ce4" table:formula="of:=VLOOKUP([.E13];[$Vorlagen.C$4:$Vorlagen.D$102];2)" office:value-type="string" office:string-value="syn" calcext:value-type="string">
            <text:p>syn</text:p>
          </table:table-cell>
          <table:table-cell table:style-name="ce4" table:formula="of:=VLOOKUP([.F13];[$Vorlagen.E$4:$Vorlagen.F$102];2)" office:value-type="string" office:string-value="bydleńska śpa" calcext:value-type="string">
            <text:p>bydleńska śp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Montag" calcext:value-type="string">
            <text:p>Montag</text:p>
          </table:table-cell>
          <table:table-cell table:style-name="ce15" table:formula="of:=RANDBETWEEN(0;24)&amp;&quot;:&quot;&amp;RANDBETWEEN(0;59)" office:value-type="string" office:string-value="15:7" calcext:value-type="string">
            <text:p>15:7</text:p>
          </table:table-cell>
          <table:table-cell table:style-name="ce4" table:formula="of:=INDEX([Vorlagen.G$4:.G$102];RANDBETWEEN(1;COUNTA([Vorlagen.G$4:.G$102])))" office:value-type="string" office:string-value="Brief schreiben" calcext:value-type="string">
            <text:p>Brief schreiben</text:p>
          </table:table-cell>
          <table:table-cell table:style-name="ce4" table:formula="of:=INDEX([Vorlagen.I$4:.I$101];RANDBETWEEN(1;COUNTA([Vorlagen.I$4:.I$101])))" office:value-type="string" office:string-value="sympathisch" calcext:value-type="string">
            <text:p>sympathisch</text:p>
          </table:table-cell>
          <table:table-cell table:style-name="ce4" table:formula="of:=INDEX([Vorlagen.C$4:.C$102];RANDBETWEEN(1;COUNTA([Vorlagen.C$4:.C$33])))" office:value-type="string" office:string-value="Oma" calcext:value-type="string">
            <text:p>Oma</text:p>
          </table:table-cell>
          <table:table-cell table:style-name="ce4" table:formula="of:=INDEX([Vorlagen.E$4:.E$102];RANDBETWEEN(1;COUNTA([Vorlagen.E$4:.E$102])))" office:value-type="string" office:string-value="Keller" calcext:value-type="string">
            <text:p>Keller</text:p>
          </table:table-cell>
          <table:table-cell table:style-name="ce18"/>
          <table:table-cell table:style-name="ce19" table:formula="of:=VLOOKUP([.A14];[$Vorlagen.A$4:$Vorlagen.B$10];2)" office:value-type="string" office:string-value="pónjeźele" calcext:value-type="string">
            <text:p>pónjeźele</text:p>
          </table:table-cell>
          <table:table-cell table:style-name="ce19" table:formula="of:=[.B14]" office:value-type="string" office:string-value="15:7" calcext:value-type="string">
            <text:p>15:7</text:p>
          </table:table-cell>
          <table:table-cell table:style-name="ce19" table:formula="of:=VLOOKUP([.C14];[$Vorlagen.G$4:$Vorlagen.H$102];2)" office:value-type="string" office:string-value="list pisaś" calcext:value-type="string">
            <text:p>list pisaś</text:p>
          </table:table-cell>
          <table:table-cell table:style-name="ce4" table:formula="of:=VLOOKUP([.D14];[$Vorlagen.I$4:$Vorlagen.J$103];2)" office:value-type="string" office:string-value="sympatiski" calcext:value-type="string">
            <text:p>sympatiski</text:p>
          </table:table-cell>
          <table:table-cell table:style-name="ce4" table:formula="of:=VLOOKUP([.E14];[$Vorlagen.C$4:$Vorlagen.D$102];2)" office:value-type="string" office:string-value="starka" calcext:value-type="string">
            <text:p>starka</text:p>
          </table:table-cell>
          <table:table-cell table:style-name="ce4" table:formula="of:=VLOOKUP([.F14];[$Vorlagen.E$4:$Vorlagen.F$102];2)" office:value-type="string" office:string-value="piwnica" calcext:value-type="string">
            <text:p>piwnic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Freitag" calcext:value-type="string">
            <text:p>Freitag</text:p>
          </table:table-cell>
          <table:table-cell table:style-name="ce15" table:formula="of:=RANDBETWEEN(0;24)&amp;&quot;:&quot;&amp;RANDBETWEEN(0;59)" office:value-type="string" office:string-value="21:8" calcext:value-type="string">
            <text:p>21:8</text:p>
          </table:table-cell>
          <table:table-cell table:style-name="ce4" table:formula="of:=INDEX([Vorlagen.G$4:.G$102];RANDBETWEEN(1;COUNTA([Vorlagen.G$4:.G$102])))" office:value-type="string" office:string-value="Buch lesen" calcext:value-type="string">
            <text:p>Buch lesen</text:p>
          </table:table-cell>
          <table:table-cell table:style-name="ce4" table:formula="of:=INDEX([Vorlagen.I$4:.I$101];RANDBETWEEN(1;COUNTA([Vorlagen.I$4:.I$101])))" office:value-type="string" office:string-value="fachkundig" calcext:value-type="string">
            <text:p>fachkundig</text:p>
          </table:table-cell>
          <table:table-cell table:style-name="ce4" table:formula="of:=INDEX([Vorlagen.C$4:.C$102];RANDBETWEEN(1;COUNTA([Vorlagen.C$4:.C$33])))" office:value-type="string" office:string-value="Schwester" calcext:value-type="string">
            <text:p>Schwester</text:p>
          </table:table-cell>
          <table:table-cell table:style-name="ce4" table:formula="of:=INDEX([Vorlagen.E$4:.E$102];RANDBETWEEN(1;COUNTA([Vorlagen.E$4:.E$102])))" office:value-type="string" office:string-value="Garten" calcext:value-type="string">
            <text:p>Garten</text:p>
          </table:table-cell>
          <table:table-cell table:style-name="ce18"/>
          <table:table-cell table:style-name="ce19" table:formula="of:=VLOOKUP([.A15];[$Vorlagen.A$4:$Vorlagen.B$10];2)" office:value-type="string" office:string-value="pětk" calcext:value-type="string">
            <text:p>pětk</text:p>
          </table:table-cell>
          <table:table-cell table:style-name="ce19" table:formula="of:=[.B15]" office:value-type="string" office:string-value="21:8" calcext:value-type="string">
            <text:p>21:8</text:p>
          </table:table-cell>
          <table:table-cell table:style-name="ce19" table:formula="of:=VLOOKUP([.C15];[$Vorlagen.G$4:$Vorlagen.H$102];2)" office:value-type="string" office:string-value="knigły cytaś" calcext:value-type="string">
            <text:p>knigły cytaś</text:p>
          </table:table-cell>
          <table:table-cell table:style-name="ce4" table:formula="of:=VLOOKUP([.D15];[$Vorlagen.I$4:$Vorlagen.J$103];2)" office:value-type="string" office:string-value="fachowy" calcext:value-type="string">
            <text:p>fachowy</text:p>
          </table:table-cell>
          <table:table-cell table:style-name="ce4" table:formula="of:=VLOOKUP([.E15];[$Vorlagen.C$4:$Vorlagen.D$102];2)" office:value-type="string" office:string-value="sotša" calcext:value-type="string">
            <text:p>sotša</text:p>
          </table:table-cell>
          <table:table-cell table:style-name="ce4" table:formula="of:=VLOOKUP([.F15];[$Vorlagen.E$4:$Vorlagen.F$102];2)" office:value-type="string" office:string-value="zagroda" calcext:value-type="string">
            <text:p>zagrod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Montag" calcext:value-type="string">
            <text:p>Montag</text:p>
          </table:table-cell>
          <table:table-cell table:style-name="ce15" table:formula="of:=RANDBETWEEN(0;24)&amp;&quot;:&quot;&amp;RANDBETWEEN(0;59)" office:value-type="string" office:string-value="17:46" calcext:value-type="string">
            <text:p>17:46</text:p>
          </table:table-cell>
          <table:table-cell table:style-name="ce4" table:formula="of:=INDEX([Vorlagen.G$4:.G$102];RANDBETWEEN(1;COUNTA([Vorlagen.G$4:.G$102])))" office:value-type="string" office:string-value="Kakao trinken" calcext:value-type="string">
            <text:p>Kakao trinken</text:p>
          </table:table-cell>
          <table:table-cell table:style-name="ce4" table:formula="of:=INDEX([Vorlagen.I$4:.I$101];RANDBETWEEN(1;COUNTA([Vorlagen.I$4:.I$101])))" office:value-type="string" office:string-value="hoffnungsvoll" calcext:value-type="string">
            <text:p>hoffnungsvoll</text:p>
          </table:table-cell>
          <table:table-cell table:style-name="ce4" table:formula="of:=INDEX([Vorlagen.C$4:.C$102];RANDBETWEEN(1;COUNTA([Vorlagen.C$4:.C$33])))" office:value-type="string" office:string-value="Oma" calcext:value-type="string">
            <text:p>Oma</text:p>
          </table:table-cell>
          <table:table-cell table:style-name="ce4" table:formula="of:=INDEX([Vorlagen.E$4:.E$102];RANDBETWEEN(1;COUNTA([Vorlagen.E$4:.E$102])))" office:value-type="string" office:string-value="Garten" calcext:value-type="string">
            <text:p>Garten</text:p>
          </table:table-cell>
          <table:table-cell table:style-name="ce18"/>
          <table:table-cell table:style-name="ce19" table:formula="of:=VLOOKUP([.A16];[$Vorlagen.A$4:$Vorlagen.B$10];2)" office:value-type="string" office:string-value="pónjeźele" calcext:value-type="string">
            <text:p>pónjeźele</text:p>
          </table:table-cell>
          <table:table-cell table:style-name="ce19" table:formula="of:=[.B16]" office:value-type="string" office:string-value="17:46" calcext:value-type="string">
            <text:p>17:46</text:p>
          </table:table-cell>
          <table:table-cell table:style-name="ce19" table:formula="of:=VLOOKUP([.C16];[$Vorlagen.G$4:$Vorlagen.H$102];2)" office:value-type="string" office:string-value="kakaw piś" calcext:value-type="string">
            <text:p>kakaw piś</text:p>
          </table:table-cell>
          <table:table-cell table:style-name="ce4" table:formula="of:=VLOOKUP([.D16];[$Vorlagen.I$4:$Vorlagen.J$103];2)" office:value-type="string" office:string-value="połny dobreje naźeje" calcext:value-type="string">
            <text:p>połny dobreje naźeje</text:p>
          </table:table-cell>
          <table:table-cell table:style-name="ce4" table:formula="of:=VLOOKUP([.E16];[$Vorlagen.C$4:$Vorlagen.D$102];2)" office:value-type="string" office:string-value="starka" calcext:value-type="string">
            <text:p>starka</text:p>
          </table:table-cell>
          <table:table-cell table:style-name="ce4" table:formula="of:=VLOOKUP([.F16];[$Vorlagen.E$4:$Vorlagen.F$102];2)" office:value-type="string" office:string-value="zagroda" calcext:value-type="string">
            <text:p>zagrod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Donnerstag" calcext:value-type="string">
            <text:p>Donnerstag</text:p>
          </table:table-cell>
          <table:table-cell table:style-name="ce15" table:formula="of:=RANDBETWEEN(0;24)&amp;&quot;:&quot;&amp;RANDBETWEEN(0;59)" office:value-type="string" office:string-value="11:0" calcext:value-type="string">
            <text:p>11:0</text:p>
          </table:table-cell>
          <table:table-cell table:style-name="ce4" table:formula="of:=INDEX([Vorlagen.G$4:.G$102];RANDBETWEEN(1;COUNTA([Vorlagen.G$4:.G$102])))" office:value-type="string" office:string-value="Fahrrad fahren" calcext:value-type="string">
            <text:p>Fahrrad fahren</text:p>
          </table:table-cell>
          <table:table-cell table:style-name="ce4" table:formula="of:=INDEX([Vorlagen.I$4:.I$101];RANDBETWEEN(1;COUNTA([Vorlagen.I$4:.I$101])))" office:value-type="string" office:string-value="laut" calcext:value-type="string">
            <text:p>laut</text:p>
          </table:table-cell>
          <table:table-cell table:style-name="ce4" table:formula="of:=INDEX([Vorlagen.C$4:.C$102];RANDBETWEEN(1;COUNTA([Vorlagen.C$4:.C$33])))" office:value-type="string" office:string-value="Enkelsohn (Sohn des Sohnes)" calcext:value-type="string">
            <text:p>Enkelsohn (Sohn des Sohnes)</text:p>
          </table:table-cell>
          <table:table-cell table:style-name="ce4" table:formula="of:=INDEX([Vorlagen.E$4:.E$102];RANDBETWEEN(1;COUNTA([Vorlagen.E$4:.E$102])))" office:value-type="string" office:string-value="Flur" calcext:value-type="string">
            <text:p>Flur</text:p>
          </table:table-cell>
          <table:table-cell table:style-name="ce18"/>
          <table:table-cell table:style-name="ce19" table:formula="of:=VLOOKUP([.A17];[$Vorlagen.A$4:$Vorlagen.B$10];2)" office:value-type="string" office:string-value="stwórtk" calcext:value-type="string">
            <text:p>stwórtk</text:p>
          </table:table-cell>
          <table:table-cell table:style-name="ce19" table:formula="of:=[.B17]" office:value-type="string" office:string-value="11:0" calcext:value-type="string">
            <text:p>11:0</text:p>
          </table:table-cell>
          <table:table-cell table:style-name="ce19" table:formula="of:=VLOOKUP([.C17];[$Vorlagen.G$4:$Vorlagen.H$102];2)" office:value-type="string" office:string-value="kólasowaś" calcext:value-type="string">
            <text:p>kólasowaś</text:p>
          </table:table-cell>
          <table:table-cell table:style-name="ce4" table:formula="of:=VLOOKUP([.D17];[$Vorlagen.I$4:$Vorlagen.J$103];2)" office:value-type="string" office:string-value="głosny" calcext:value-type="string">
            <text:p>głosny</text:p>
          </table:table-cell>
          <table:table-cell table:style-name="ce4" table:formula="of:=VLOOKUP([.E17];[$Vorlagen.C$4:$Vorlagen.D$102];2)" office:value-type="string" office:string-value="syna syn" calcext:value-type="string">
            <text:p>syna syn</text:p>
          </table:table-cell>
          <table:table-cell table:style-name="ce4" table:formula="of:=VLOOKUP([.F17];[$Vorlagen.E$4:$Vorlagen.F$102];2)" office:value-type="string" office:string-value="wjaža" calcext:value-type="string">
            <text:p>wjaž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Mittwoch" calcext:value-type="string">
            <text:p>Mittwoch</text:p>
          </table:table-cell>
          <table:table-cell table:style-name="ce15" table:formula="of:=RANDBETWEEN(0;24)&amp;&quot;:&quot;&amp;RANDBETWEEN(0;59)" office:value-type="string" office:string-value="7:36" calcext:value-type="string">
            <text:p>7:36</text:p>
          </table:table-cell>
          <table:table-cell table:style-name="ce4" table:formula="of:=INDEX([Vorlagen.G$4:.G$102];RANDBETWEEN(1;COUNTA([Vorlagen.G$4:.G$102])))" office:value-type="string" office:string-value="Tischtennis spielen" calcext:value-type="string">
            <text:p>Tischtennis spielen</text:p>
          </table:table-cell>
          <table:table-cell table:style-name="ce4" table:formula="of:=INDEX([Vorlagen.I$4:.I$101];RANDBETWEEN(1;COUNTA([Vorlagen.I$4:.I$101])))" office:value-type="string" office:string-value="ehrgeizig" calcext:value-type="string">
            <text:p>ehrgeizig</text:p>
          </table:table-cell>
          <table:table-cell table:style-name="ce4" table:formula="of:=INDEX([Vorlagen.C$4:.C$102];RANDBETWEEN(1;COUNTA([Vorlagen.C$4:.C$33])))" office:value-type="string" office:string-value="Sohn" calcext:value-type="string">
            <text:p>Sohn</text:p>
          </table:table-cell>
          <table:table-cell table:style-name="ce4" table:formula="of:=INDEX([Vorlagen.E$4:.E$102];RANDBETWEEN(1;COUNTA([Vorlagen.E$4:.E$102])))" office:value-type="string" office:string-value="Dachboden" calcext:value-type="string">
            <text:p>Dachboden</text:p>
          </table:table-cell>
          <table:table-cell table:style-name="ce18"/>
          <table:table-cell table:style-name="ce19" table:formula="of:=VLOOKUP([.A18];[$Vorlagen.A$4:$Vorlagen.B$10];2)" office:value-type="string" office:string-value="srjoda" calcext:value-type="string">
            <text:p>srjoda</text:p>
          </table:table-cell>
          <table:table-cell table:style-name="ce19" table:formula="of:=[.B18]" office:value-type="string" office:string-value="7:36" calcext:value-type="string">
            <text:p>7:36</text:p>
          </table:table-cell>
          <table:table-cell table:style-name="ce19" table:formula="of:=VLOOKUP([.C18];[$Vorlagen.G$4:$Vorlagen.H$102];2)" office:value-type="string" office:string-value="blidowy tenis graś" calcext:value-type="string">
            <text:p>blidowy tenis graś</text:p>
          </table:table-cell>
          <table:table-cell table:style-name="ce4" table:formula="of:=VLOOKUP([.D18];[$Vorlagen.I$4:$Vorlagen.J$103];2)" office:value-type="string" office:string-value="cesćiłakosćiwy" calcext:value-type="string">
            <text:p>cesćiłakosćiwy</text:p>
          </table:table-cell>
          <table:table-cell table:style-name="ce4" table:formula="of:=VLOOKUP([.E18];[$Vorlagen.C$4:$Vorlagen.D$102];2)" office:value-type="string" office:string-value="syn" calcext:value-type="string">
            <text:p>syn</text:p>
          </table:table-cell>
          <table:table-cell table:style-name="ce4" table:formula="of:=VLOOKUP([.F18];[$Vorlagen.E$4:$Vorlagen.F$102];2)" office:value-type="string" office:string-value="najśpa" calcext:value-type="string">
            <text:p>najśp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Dienstag" calcext:value-type="string">
            <text:p>Dienstag</text:p>
          </table:table-cell>
          <table:table-cell table:style-name="ce15" table:formula="of:=RANDBETWEEN(0;24)&amp;&quot;:&quot;&amp;RANDBETWEEN(0;59)" office:value-type="string" office:string-value="22:20" calcext:value-type="string">
            <text:p>22:20</text:p>
          </table:table-cell>
          <table:table-cell table:style-name="ce4" table:formula="of:=INDEX([Vorlagen.G$4:.G$102];RANDBETWEEN(1;COUNTA([Vorlagen.G$4:.G$102])))" office:value-type="string" office:string-value="Fahrrad fahren" calcext:value-type="string">
            <text:p>Fahrrad fahren</text:p>
          </table:table-cell>
          <table:table-cell table:style-name="ce4" table:formula="of:=INDEX([Vorlagen.I$4:.I$101];RANDBETWEEN(1;COUNTA([Vorlagen.I$4:.I$101])))" office:value-type="string" office:string-value="hyperaktiv" calcext:value-type="string">
            <text:p>hyperaktiv</text:p>
          </table:table-cell>
          <table:table-cell table:style-name="ce4" table:formula="of:=INDEX([Vorlagen.C$4:.C$102];RANDBETWEEN(1;COUNTA([Vorlagen.C$4:.C$33])))" office:value-type="string" office:string-value="Opa" calcext:value-type="string">
            <text:p>Opa</text:p>
          </table:table-cell>
          <table:table-cell table:style-name="ce4" table:formula="of:=INDEX([Vorlagen.E$4:.E$102];RANDBETWEEN(1;COUNTA([Vorlagen.E$4:.E$102])))" office:value-type="string" office:string-value="Dachboden" calcext:value-type="string">
            <text:p>Dachboden</text:p>
          </table:table-cell>
          <table:table-cell table:style-name="ce18"/>
          <table:table-cell table:style-name="ce19" table:formula="of:=VLOOKUP([.A19];[$Vorlagen.A$4:$Vorlagen.B$10];2)" office:value-type="string" office:string-value="wałtora" calcext:value-type="string">
            <text:p>wałtora</text:p>
          </table:table-cell>
          <table:table-cell table:style-name="ce19" table:formula="of:=[.B19]" office:value-type="string" office:string-value="22:20" calcext:value-type="string">
            <text:p>22:20</text:p>
          </table:table-cell>
          <table:table-cell table:style-name="ce19" table:formula="of:=VLOOKUP([.C19];[$Vorlagen.G$4:$Vorlagen.H$102];2)" office:value-type="string" office:string-value="kólasowaś" calcext:value-type="string">
            <text:p>kólasowaś</text:p>
          </table:table-cell>
          <table:table-cell table:style-name="ce4" table:formula="of:=VLOOKUP([.D19];[$Vorlagen.I$4:$Vorlagen.J$103];2)" office:value-type="string" office:string-value="hyperaktiwny" calcext:value-type="string">
            <text:p>hyperaktiwny</text:p>
          </table:table-cell>
          <table:table-cell table:style-name="ce4" table:formula="of:=VLOOKUP([.E19];[$Vorlagen.C$4:$Vorlagen.D$102];2)" office:value-type="string" office:string-value="starki" calcext:value-type="string">
            <text:p>starki</text:p>
          </table:table-cell>
          <table:table-cell table:style-name="ce4" table:formula="of:=VLOOKUP([.F19];[$Vorlagen.E$4:$Vorlagen.F$102];2)" office:value-type="string" office:string-value="najśpa" calcext:value-type="string">
            <text:p>najśpa</text:p>
          </table:table-cell>
          <table:table-cell table:style-name="ce18" table:number-columns-repeated="51"/>
        </table:table-row>
        <table:table-row table:style-name="ro3">
          <table:table-cell table:style-name="ce4" table:formula="of:=INDEX([Vorlagen.$A$4:.$A$10];RANDBETWEEN(1;7))" office:value-type="string" office:string-value="Donnerstag" calcext:value-type="string">
            <text:p>Donnerstag</text:p>
          </table:table-cell>
          <table:table-cell table:style-name="ce15" table:formula="of:=RANDBETWEEN(0;24)&amp;&quot;:&quot;&amp;RANDBETWEEN(0;59)" office:value-type="string" office:string-value="2:1" calcext:value-type="string">
            <text:p>2:1</text:p>
          </table:table-cell>
          <table:table-cell table:style-name="ce4" table:formula="of:=INDEX([Vorlagen.G$4:.G$102];RANDBETWEEN(1;COUNTA([Vorlagen.G$4:.G$102])))" office:value-type="string" office:string-value="Karten spielen" calcext:value-type="string">
            <text:p>Karten spielen</text:p>
          </table:table-cell>
          <table:table-cell table:style-name="ce4" table:formula="of:=INDEX([Vorlagen.I$4:.I$101];RANDBETWEEN(1;COUNTA([Vorlagen.I$4:.I$101])))" office:value-type="string" office:string-value="groß" calcext:value-type="string">
            <text:p>groß</text:p>
          </table:table-cell>
          <table:table-cell table:style-name="ce4" table:formula="of:=INDEX([Vorlagen.C$4:.C$102];RANDBETWEEN(1;COUNTA([Vorlagen.C$4:.C$33])))" office:value-type="string" office:string-value="Vater" calcext:value-type="string">
            <text:p>Vater</text:p>
          </table:table-cell>
          <table:table-cell table:style-name="ce4" table:formula="of:=INDEX([Vorlagen.E$4:.E$102];RANDBETWEEN(1;COUNTA([Vorlagen.E$4:.E$102])))" office:value-type="string" office:string-value="Keller" calcext:value-type="string">
            <text:p>Keller</text:p>
          </table:table-cell>
          <table:table-cell table:style-name="ce18"/>
          <table:table-cell table:style-name="ce19" table:formula="of:=VLOOKUP([.A20];[$Vorlagen.A$4:$Vorlagen.B$10];2)" office:value-type="string" office:string-value="stwórtk" calcext:value-type="string">
            <text:p>stwórtk</text:p>
          </table:table-cell>
          <table:table-cell table:style-name="ce19" table:formula="of:=[.B20]" office:value-type="string" office:string-value="2:1" calcext:value-type="string">
            <text:p>2:1</text:p>
          </table:table-cell>
          <table:table-cell table:style-name="ce19" table:formula="of:=VLOOKUP([.C20];[$Vorlagen.G$4:$Vorlagen.H$102];2)" office:value-type="string" office:string-value="kórtowaś" calcext:value-type="string">
            <text:p>kórtowaś</text:p>
          </table:table-cell>
          <table:table-cell table:style-name="ce4" table:formula="of:=VLOOKUP([.D20];[$Vorlagen.I$4:$Vorlagen.J$103];2)" office:value-type="string" office:string-value="wjeliki" calcext:value-type="string">
            <text:p>wjeliki</text:p>
          </table:table-cell>
          <table:table-cell table:style-name="ce4" table:formula="of:=VLOOKUP([.E20];[$Vorlagen.C$4:$Vorlagen.D$102];2)" office:value-type="string" office:string-value="nan" calcext:value-type="string">
            <text:p>nan</text:p>
          </table:table-cell>
          <table:table-cell table:style-name="ce4" table:formula="of:=VLOOKUP([.F20];[$Vorlagen.E$4:$Vorlagen.F$102];2)" office:value-type="string" office:string-value="piwnica" calcext:value-type="string">
            <text:p>piwnica</text:p>
          </table:table-cell>
          <table:table-cell table:style-name="ce18" table:number-columns-repeated="5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5">
          <table:table-cell table:style-name="ce11" office:value-type="string" calcext:value-type="string">
            <text:p>Drücke die Taste F9, wenn du andere Werte sehen möchtest.</text:p>
          </table:table-cell>
          <table:table-cell table:number-columns-repeated="63"/>
        </table:table-row>
        <table:table-row table:style-name="ro5">
          <table:table-cell table:style-name="ce11" office:value-type="string" calcext:value-type="string">
            <text:p>Sollte das nicht funktionieren, suche in deinem Programmmenü nach dem Eintrag „Berechnung/Neuberechnung“.</text:p>
          </table:table-cell>
          <table:table-cell table:number-columns-repeated="63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orlagen" table:style-name="ta1">
        <table:table-column table:style-name="co2" table:default-cell-style-name="ce16"/>
        <table:table-column table:style-name="co9" table:default-cell-style-name="ce16"/>
        <table:table-column table:style-name="co15" table:default-cell-style-name="ce16"/>
        <table:table-column table:style-name="co16" table:default-cell-style-name="ce16"/>
        <table:table-column table:style-name="co7" table:default-cell-style-name="ce16"/>
        <table:table-column table:style-name="co17" table:default-cell-style-name="ce16"/>
        <table:table-column table:style-name="co4" table:default-cell-style-name="ce16"/>
        <table:table-column table:style-name="co10" table:default-cell-style-name="ce16"/>
        <table:table-column table:style-name="co5" table:default-cell-style-name="ce16"/>
        <table:table-column table:style-name="co19" table:default-cell-style-name="ce16"/>
        <table:table-column table:style-name="co14" table:number-columns-repeated="54" table:default-cell-style-name="Default"/>
        <table:table-row table:style-name="ro1">
          <table:table-cell table:style-name="ce27" office:value-type="string" calcext:value-type="string" table:number-columns-spanned="10" table:number-rows-spanned="1">
            <text:p>Nach JEDER Änderung in den Vorlagen der deutschen Sprache müssen die Spalten neu sortiert werden!</text:p>
          </table:table-cell>
          <table:covered-table-cell table:number-columns-repeated="9" table:style-name="ce24"/>
          <table:table-cell table:style-name="ce24" table:number-columns-repeated="54"/>
        </table:table-row>
        <table:table-row table:style-name="ro1">
          <table:table-cell table:style-name="ce24" table:number-columns-repeated="64"/>
        </table:table-row>
        <table:table-row table:style-name="ro1">
          <table:table-cell table:style-name="ce24" office:value-type="string" calcext:value-type="string">
            <text:p>Wann</text:p>
          </table:table-cell>
          <table:table-cell table:style-name="ce24" office:value-type="string" calcext:value-type="string">
            <text:p>źeń</text:p>
          </table:table-cell>
          <table:table-cell table:style-name="ce24" office:value-type="string" calcext:value-type="string">
            <text:p>Wer</text:p>
          </table:table-cell>
          <table:table-cell table:style-name="ce24" office:value-type="string" calcext:value-type="string">
            <text:p>chto</text:p>
          </table:table-cell>
          <table:table-cell table:style-name="ce24" office:value-type="string" calcext:value-type="string">
            <text:p>Wo</text:p>
          </table:table-cell>
          <table:table-cell table:style-name="ce24" office:value-type="string" calcext:value-type="string">
            <text:p>źo</text:p>
          </table:table-cell>
          <table:table-cell table:style-name="ce24" office:value-type="string" calcext:value-type="string">
            <text:p>Was</text:p>
          </table:table-cell>
          <table:table-cell table:style-name="ce24" office:value-type="string" calcext:value-type="string">
            <text:p>co</text:p>
          </table:table-cell>
          <table:table-cell table:style-name="ce24" office:value-type="string" calcext:value-type="string">
            <text:p>Adjektiv</text:p>
          </table:table-cell>
          <table:table-cell table:style-name="ce24" office:value-type="string" calcext:value-type="string">
            <text:p>adjektiw</text:p>
          </table:table-cell>
          <table:table-cell table:style-name="ce24" table:number-columns-repeated="54"/>
        </table:table-row>
        <table:table-row table:style-name="ro1">
          <table:table-cell office:value-type="string" calcext:value-type="string">
            <text:p>Dienstag</text:p>
          </table:table-cell>
          <table:table-cell office:value-type="string" calcext:value-type="string">
            <text:p>wałtora</text:p>
          </table:table-cell>
          <table:table-cell office:value-type="string" calcext:value-type="string">
            <text:p>Bruder</text:p>
          </table:table-cell>
          <table:table-cell office:value-type="string" calcext:value-type="string">
            <text:p>bratš</text:p>
          </table:table-cell>
          <table:table-cell office:value-type="string" calcext:value-type="string">
            <text:p>Dachboden</text:p>
          </table:table-cell>
          <table:table-cell office:value-type="string" calcext:value-type="string">
            <text:p>najśpa</text:p>
          </table:table-cell>
          <table:table-cell office:value-type="string" calcext:value-type="string">
            <text:p>am Computer spielen</text:p>
          </table:table-cell>
          <table:table-cell office:value-type="string" calcext:value-type="string">
            <text:p>na kompjuterje graś</text:p>
          </table:table-cell>
          <table:table-cell office:value-type="string" calcext:value-type="string">
            <text:p>achtsam</text:p>
          </table:table-cell>
          <table:table-cell office:value-type="string" calcext:value-type="string">
            <text:p>wobglědniw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onnerstag</text:p>
          </table:table-cell>
          <table:table-cell office:value-type="string" calcext:value-type="string">
            <text:p>stwórtk</text:p>
          </table:table-cell>
          <table:table-cell office:value-type="string" calcext:value-type="string">
            <text:p>Enkelsohn (Sohn der Tochter)</text:p>
          </table:table-cell>
          <table:table-cell office:value-type="string" calcext:value-type="string">
            <text:p><text:s/>źowki syn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wjaža</text:p>
          </table:table-cell>
          <table:table-cell office:value-type="string" calcext:value-type="string">
            <text:p>auf den Bus warten</text:p>
          </table:table-cell>
          <table:table-cell office:value-type="string" calcext:value-type="string">
            <text:p>na bus cakaś</text:p>
          </table:table-cell>
          <table:table-cell office:value-type="string" calcext:value-type="string">
            <text:p>akkurat</text:p>
          </table:table-cell>
          <table:table-cell office:value-type="string" calcext:value-type="string">
            <text:p>akuratn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eitag</text:p>
          </table:table-cell>
          <table:table-cell office:value-type="string" calcext:value-type="string">
            <text:p>pětk</text:p>
          </table:table-cell>
          <table:table-cell office:value-type="string" calcext:value-type="string">
            <text:p>Enkelsohn (Sohn des Sohnes)</text:p>
          </table:table-cell>
          <table:table-cell office:value-type="string" calcext:value-type="string">
            <text:p>syna syn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garaga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basliś</text:p>
          </table:table-cell>
          <table:table-cell office:value-type="string" calcext:value-type="string">
            <text:p>ängstlich</text:p>
          </table:table-cell>
          <table:table-cell office:value-type="string" calcext:value-type="string">
            <text:p>bójazn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ittwoch</text:p>
          </table:table-cell>
          <table:table-cell office:value-type="string" calcext:value-type="string">
            <text:p>srjoda</text:p>
          </table:table-cell>
          <table:table-cell office:value-type="string" calcext:value-type="string">
            <text:p>Enkeltochter (Tochter der Tochter)</text:p>
          </table:table-cell>
          <table:table-cell office:value-type="string" calcext:value-type="string">
            <text:p>źowki źowka</text:p>
          </table:table-cell>
          <table:table-cell office:value-type="string" calcext:value-type="string">
            <text:p>Garten</text:p>
          </table:table-cell>
          <table:table-cell office:value-type="string" calcext:value-type="string">
            <text:p>zagroda</text:p>
          </table:table-cell>
          <table:table-cell office:value-type="string" calcext:value-type="string">
            <text:p>Brief schreiben</text:p>
          </table:table-cell>
          <table:table-cell office:value-type="string" calcext:value-type="string">
            <text:p>list pisaś</text:p>
          </table:table-cell>
          <table:table-cell office:value-type="string" calcext:value-type="string">
            <text:p>charmant</text:p>
          </table:table-cell>
          <table:table-cell office:value-type="string" calcext:value-type="string">
            <text:p>šarmantn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ntag</text:p>
          </table:table-cell>
          <table:table-cell office:value-type="string" calcext:value-type="string">
            <text:p>pónjeźele</text:p>
          </table:table-cell>
          <table:table-cell office:value-type="string" calcext:value-type="string">
            <text:p>Enkeltochter (Tochter des Sohnes)</text:p>
          </table:table-cell>
          <table:table-cell office:value-type="string" calcext:value-type="string">
            <text:p>syna źowka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Buch lesen</text:p>
          </table:table-cell>
          <table:table-cell office:value-type="string" calcext:value-type="string">
            <text:p>knigły cytaś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źěkown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amstag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Kinderzimmer</text:p>
          </table:table-cell>
          <table:table-cell office:value-type="string" calcext:value-type="string">
            <text:p>źiśeca śpa</text:p>
          </table:table-cell>
          <table:table-cell office:value-type="string" calcext:value-type="string">
            <text:p>einkaufen</text:p>
          </table:table-cell>
          <table:table-cell office:value-type="string" calcext:value-type="string">
            <text:p>nakupowaś</text:p>
          </table:table-cell>
          <table:table-cell office:value-type="string" calcext:value-type="string">
            <text:p>dünn</text:p>
          </table:table-cell>
          <table:table-cell office:value-type="string" calcext:value-type="string">
            <text:p>śańki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onntag</text:p>
          </table:table-cell>
          <table:table-cell office:value-type="string" calcext:value-type="string">
            <text:p>njeźela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starka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uchnja</text:p>
          </table:table-cell>
          <table:table-cell office:value-type="string" calcext:value-type="string">
            <text:p>Fahrrad fahren</text:p>
          </table:table-cell>
          <table:table-cell office:value-type="string" calcext:value-type="string">
            <text:p>kólasowaś</text:p>
          </table:table-cell>
          <table:table-cell office:value-type="string" calcext:value-type="string">
            <text:p>effizient</text:p>
          </table:table-cell>
          <table:table-cell office:value-type="string" calcext:value-type="string">
            <text:p>eficientny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Onkel</text:p>
          </table:table-cell>
          <table:table-cell office:value-type="string" calcext:value-type="string">
            <text:p>wujk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pańska śpa</text:p>
          </table:table-cell>
          <table:table-cell office:value-type="string" calcext:value-type="string">
            <text:p>Film ansehen</text:p>
          </table:table-cell>
          <table:table-cell office:value-type="string" calcext:value-type="string">
            <text:p>film glědaś</text:p>
          </table:table-cell>
          <table:table-cell office:value-type="string" calcext:value-type="string">
            <text:p>ehrgeizig</text:p>
          </table:table-cell>
          <table:table-cell office:value-type="string" calcext:value-type="string">
            <text:p>cesćiłakosćiwy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Opa</text:p>
          </table:table-cell>
          <table:table-cell office:value-type="string" calcext:value-type="string">
            <text:p>starki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bydleńska śpa</text:p>
          </table:table-cell>
          <table:table-cell office:value-type="string" calcext:value-type="string">
            <text:p>fotografieren</text:p>
          </table:table-cell>
          <table:table-cell office:value-type="string" calcext:value-type="string">
            <text:p>fotografěrowaś</text:p>
          </table:table-cell>
          <table:table-cell office:value-type="string" calcext:value-type="string">
            <text:p>eigenständig</text:p>
          </table:table-cell>
          <table:table-cell office:value-type="string" calcext:value-type="string">
            <text:p>samostatny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Schwester</text:p>
          </table:table-cell>
          <table:table-cell office:value-type="string" calcext:value-type="string">
            <text:p>sotša</text:p>
          </table:table-cell>
          <table:table-cell table:number-columns-repeated="2"/>
          <table:table-cell office:value-type="string" calcext:value-type="string">
            <text:p>Fußball spielen</text:p>
          </table:table-cell>
          <table:table-cell office:value-type="string" calcext:value-type="string">
            <text:p>kopańcu graś</text:p>
          </table:table-cell>
          <table:table-cell office:value-type="string" calcext:value-type="string">
            <text:p>fabelhaft</text:p>
          </table:table-cell>
          <table:table-cell office:value-type="string" calcext:value-type="string">
            <text:p>wuběrny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Sohn</text:p>
          </table:table-cell>
          <table:table-cell office:value-type="string" calcext:value-type="string">
            <text:p>syn</text:p>
          </table:table-cell>
          <table:table-cell table:number-columns-repeated="2"/>
          <table:table-cell office:value-type="string" calcext:value-type="string">
            <text:p>Handball spielen</text:p>
          </table:table-cell>
          <table:table-cell office:value-type="string" calcext:value-type="string">
            <text:p>chytańcu graś</text:p>
          </table:table-cell>
          <table:table-cell office:value-type="string" calcext:value-type="string">
            <text:p>fachkundig</text:p>
          </table:table-cell>
          <table:table-cell office:value-type="string" calcext:value-type="string">
            <text:p>fachowy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ante</text:p>
          </table:table-cell>
          <table:table-cell office:value-type="string" calcext:value-type="string">
            <text:p>śota</text:p>
          </table:table-cell>
          <table:table-cell table:number-columns-repeated="2"/>
          <table:table-cell office:value-type="string" calcext:value-type="string">
            <text:p>Hausaufgaben machen</text:p>
          </table:table-cell>
          <table:table-cell office:value-type="string" calcext:value-type="string">
            <text:p>domacne nadawki cyniś</text:p>
          </table:table-cell>
          <table:table-cell office:value-type="string" calcext:value-type="string">
            <text:p>fantastisch</text:p>
          </table:table-cell>
          <table:table-cell office:value-type="string" calcext:value-type="string">
            <text:p>fantastiski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ochter</text:p>
          </table:table-cell>
          <table:table-cell office:value-type="string" calcext:value-type="string">
            <text:p>źowka</text:p>
          </table:table-cell>
          <table:table-cell table:number-columns-repeated="2"/>
          <table:table-cell office:value-type="string" calcext:value-type="string">
            <text:p>Kakao trinken</text:p>
          </table:table-cell>
          <table:table-cell office:value-type="string" calcext:value-type="string">
            <text:p>kakaw piś</text:p>
          </table:table-cell>
          <table:table-cell office:value-type="string" calcext:value-type="string">
            <text:p>fein</text:p>
          </table:table-cell>
          <table:table-cell office:value-type="string" calcext:value-type="string">
            <text:p>kradu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Vater</text:p>
          </table:table-cell>
          <table:table-cell office:value-type="string" calcext:value-type="string">
            <text:p>nan</text:p>
          </table:table-cell>
          <table:table-cell table:number-columns-repeated="2"/>
          <table:table-cell office:value-type="string" calcext:value-type="string">
            <text:p>Karten spielen</text:p>
          </table:table-cell>
          <table:table-cell office:value-type="string" calcext:value-type="string">
            <text:p>kórtowaś</text:p>
          </table:table-cell>
          <table:table-cell table:number-columns-repeated="2" office:value-type="string" calcext:value-type="string">
            <text:p>fit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lange telefonieren</text:p>
          </table:table-cell>
          <table:table-cell office:value-type="string" calcext:value-type="string">
            <text:p>dłujko telefoněrowaś</text:p>
          </table:table-cell>
          <table:table-cell office:value-type="string" calcext:value-type="string">
            <text:p>flauschig</text:p>
          </table:table-cell>
          <table:table-cell office:value-type="string" calcext:value-type="string">
            <text:p>flawšowy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Mama helfen</text:p>
          </table:table-cell>
          <table:table-cell office:value-type="string" calcext:value-type="string">
            <text:p>mamje pomagaś</text:p>
          </table:table-cell>
          <table:table-cell office:value-type="string" calcext:value-type="string">
            <text:p>flott</text:p>
          </table:table-cell>
          <table:table-cell office:value-type="string" calcext:value-type="string">
            <text:p>malsny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Musik hören</text:p>
          </table:table-cell>
          <table:table-cell office:value-type="string" calcext:value-type="string">
            <text:p>musiku słuchaś</text:p>
          </table:table-cell>
          <table:table-cell office:value-type="string" calcext:value-type="string">
            <text:p>gastfreundlich</text:p>
          </table:table-cell>
          <table:table-cell office:value-type="string" calcext:value-type="string">
            <text:p>góspodliwy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musizieren</text:p>
          </table:table-cell>
          <table:table-cell office:value-type="string" calcext:value-type="string">
            <text:p>muszicěrowaś</text:p>
          </table:table-cell>
          <table:table-cell office:value-type="string" calcext:value-type="string">
            <text:p>glücklich</text:p>
          </table:table-cell>
          <table:table-cell office:value-type="string" calcext:value-type="string">
            <text:p>glucny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Pilze suchen</text:p>
          </table:table-cell>
          <table:table-cell office:value-type="string" calcext:value-type="string">
            <text:p>griby pytaś</text:p>
          </table:table-cell>
          <table:table-cell office:value-type="string" calcext:value-type="string">
            <text:p>groß</text:p>
          </table:table-cell>
          <table:table-cell office:value-type="string" calcext:value-type="string">
            <text:p>wjeliki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Pizza essen</text:p>
          </table:table-cell>
          <table:table-cell office:value-type="string" calcext:value-type="string">
            <text:p>pizzu jěsć</text:p>
          </table:table-cell>
          <table:table-cell office:value-type="string" calcext:value-type="string">
            <text:p>gründlich</text:p>
          </table:table-cell>
          <table:table-cell office:value-type="string" calcext:value-type="string">
            <text:p>dokradny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tanzen</text:p>
          </table:table-cell>
          <table:table-cell office:value-type="string" calcext:value-type="string">
            <text:p>rejowaś</text:p>
          </table:table-cell>
          <table:table-cell office:value-type="string" calcext:value-type="string">
            <text:p>hoffnungsvoll</text:p>
          </table:table-cell>
          <table:table-cell office:value-type="string" calcext:value-type="string">
            <text:p>połny dobreje naźeje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Tischtennis spielen</text:p>
          </table:table-cell>
          <table:table-cell office:value-type="string" calcext:value-type="string">
            <text:p>blidowy tenis graś</text:p>
          </table:table-cell>
          <table:table-cell office:value-type="string" calcext:value-type="string">
            <text:p>hyperaktiv</text:p>
          </table:table-cell>
          <table:table-cell office:value-type="string" calcext:value-type="string">
            <text:p>hyperaktiwny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wandern</text:p>
          </table:table-cell>
          <table:table-cell office:value-type="string" calcext:value-type="string">
            <text:p>drogowaś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łod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klein</text:p>
          </table:table-cell>
          <table:table-cell office:value-type="string" calcext:value-type="string">
            <text:p>mał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korrekt</text:p>
          </table:table-cell>
          <table:table-cell office:value-type="string" calcext:value-type="string">
            <text:p>korekt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krank</text:p>
          </table:table-cell>
          <table:table-cell office:value-type="string" calcext:value-type="string">
            <text:p>chór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kreativ</text:p>
          </table:table-cell>
          <table:table-cell office:value-type="string" calcext:value-type="string">
            <text:p>kreatiw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lahm</text:p>
          </table:table-cell>
          <table:table-cell office:value-type="string" calcext:value-type="string">
            <text:p>chrom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laut</text:p>
          </table:table-cell>
          <table:table-cell office:value-type="string" calcext:value-type="string">
            <text:p>głos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leicht</text:p>
          </table:table-cell>
          <table:table-cell office:value-type="string" calcext:value-type="string">
            <text:p>lažki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lieb</text:p>
          </table:table-cell>
          <table:table-cell office:value-type="string" calcext:value-type="string">
            <text:p>lub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meisterlich</text:p>
          </table:table-cell>
          <table:table-cell office:value-type="string" calcext:value-type="string">
            <text:p>mejstaŕski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mutig</text:p>
          </table:table-cell>
          <table:table-cell office:value-type="string" calcext:value-type="string">
            <text:p>skobod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mystisch</text:p>
          </table:table-cell>
          <table:table-cell office:value-type="string" calcext:value-type="string">
            <text:p>mystiski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närrisch</text:p>
          </table:table-cell>
          <table:table-cell office:value-type="string" calcext:value-type="string">
            <text:p>narski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neu</text:p>
          </table:table-cell>
          <table:table-cell office:value-type="string" calcext:value-type="string">
            <text:p>now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oberschlau</text:p>
          </table:table-cell>
          <table:table-cell office:value-type="string" calcext:value-type="string">
            <text:p>zwjerchny bok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peinlich</text:p>
          </table:table-cell>
          <table:table-cell office:value-type="string" calcext:value-type="string">
            <text:p>njelubos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pflichtbewusst</text:p>
          </table:table-cell>
          <table:table-cell office:value-type="string" calcext:value-type="string">
            <text:p>słušnosćiw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quirlig</text:p>
          </table:table-cell>
          <table:table-cell office:value-type="string" calcext:value-type="string">
            <text:p>skokotat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radikal</text:p>
          </table:table-cell>
          <table:table-cell office:value-type="string" calcext:value-type="string">
            <text:p>radikal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raffiniert</text:p>
          </table:table-cell>
          <table:table-cell office:value-type="string" calcext:value-type="string">
            <text:p>rafiněrowa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rasch</text:p>
          </table:table-cell>
          <table:table-cell office:value-type="string" calcext:value-type="string">
            <text:p>mals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ratlos</text:p>
          </table:table-cell>
          <table:table-cell office:value-type="string" calcext:value-type="string">
            <text:p>bźezrad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sachkundig</text:p>
          </table:table-cell>
          <table:table-cell office:value-type="string" calcext:value-type="string">
            <text:p>wěcywuznat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schusslig</text:p>
          </table:table-cell>
          <table:table-cell office:value-type="string" calcext:value-type="string">
            <text:p>paslat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selbstständig</text:p>
          </table:table-cell>
          <table:table-cell office:value-type="string" calcext:value-type="string">
            <text:p>samostat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sicher</text:p>
          </table:table-cell>
          <table:table-cell office:value-type="string" calcext:value-type="string">
            <text:p>wěst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sympathisch</text:p>
          </table:table-cell>
          <table:table-cell office:value-type="string" calcext:value-type="string">
            <text:p>sympatiski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temperamentvoll</text:p>
          </table:table-cell>
          <table:table-cell office:value-type="string" calcext:value-type="string">
            <text:p>temperament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treu</text:p>
          </table:table-cell>
          <table:table-cell office:value-type="string" calcext:value-type="string">
            <text:p>zwěr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tüchtig</text:p>
          </table:table-cell>
          <table:table-cell office:value-type="string" calcext:value-type="string">
            <text:p>zamóž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wach</text:p>
          </table:table-cell>
          <table:table-cell office:value-type="string" calcext:value-type="string">
            <text:p>wócuśet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weise</text:p>
          </table:table-cell>
          <table:table-cell office:value-type="string" calcext:value-type="string">
            <text:p>mudr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würdig</text:p>
          </table:table-cell>
          <table:table-cell office:value-type="string" calcext:value-type="string">
            <text:p>dostoj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zackig</text:p>
          </table:table-cell>
          <table:table-cell office:value-type="string" calcext:value-type="string">
            <text:p>nagł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zappelig</text:p>
          </table:table-cell>
          <table:table-cell office:value-type="string" calcext:value-type="string">
            <text:p>cypotat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zart</text:p>
          </table:table-cell>
          <table:table-cell office:value-type="string" calcext:value-type="string">
            <text:p>drobnučki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zickig</text:p>
          </table:table-cell>
          <table:table-cell office:value-type="string" calcext:value-type="string">
            <text:p>nykat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zornig</text:p>
          </table:table-cell>
          <table:table-cell office:value-type="string" calcext:value-type="string">
            <text:p>gniw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zuvorkommend</text:p>
          </table:table-cell>
          <table:table-cell office:value-type="string" calcext:value-type="string">
            <text:p>pśijazny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zynisch</text:p>
          </table:table-cell>
          <table:table-cell office:value-type="string" calcext:value-type="string">
            <text:p>cyniski</text:p>
          </table:table-cell>
          <table:table-cell table:number-columns-repeated="54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ichtige Hinweise" table:style-name="ta1">
        <table:table-column table:style-name="co18" table:default-cell-style-name="Default"/>
        <table:table-row table:style-name="ro1">
          <table:table-cell/>
        </table:table-row>
        <table:table-row table:style-name="ro4">
          <table:table-cell table:style-name="ce22" office:value-type="string" calcext:value-type="string">
            <text:p>Unbedingt beachten!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Spalten in den Vorlagen MÜSSEN nach der deutschen Sprache sortiert sein.</text:p>
          </table:table-cell>
        </table:table-row>
        <table:table-row table:style-name="ro1">
          <table:table-cell office:value-type="string" calcext:value-type="string">
            <text:p>Sonst kommt es zu fehlerhaften Ausgaben in der „Wer Wann Was“ Tabell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bedeutet, nach <text:span text:style-name="T3">JEDER</text:span> Änderung in den Vorlagen der deutschen Sprache müssen die Spalten neu sortiert werden!</text:p>
          </table:table-cell>
        </table:table-row>
        <table:table-row table:style-name="ro1">
          <table:table-cell office:value-type="string" calcext:value-type="string">
            <text:p>Unter „Änderung“ ist hinzufügen von Einträgen zu verstehen.</text:p>
          </table:table-cell>
        </table:table-row>
      </table:table>
      <table:named-expressions/>
      <table:database-ranges>
        <table:database-range table:name="__Anonymous_Sheet_DB__1" table:target-range-address="Vorlagen.C3:Vorlagen.D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6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right>
          <text:p><text:span text:style-name="MT1">Lizenz CC0 (Public domain) <text:s/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.00.0000</text:date>, <text:time style:data-style-name="N2" text:time-value="23:34:05.186792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0T14:02:55.477710981</meta:creation-date>
    <dc:date>2019-10-20T23:37:27.505058793</dc:date>
    <meta:editing-duration>PT3H20M</meta:editing-duration>
    <meta:editing-cycles>76</meta:editing-cycles>
    <meta:generator>LibreOffice/6.3.2.2$Linux_X86_64 LibreOffice_project/30$Build-2</meta:generator>
    <dc:description>Lizenz CC0 (Public domain)</dc:description>
    <dc:title>Wer Wann Was - Chto Źo Co</dc:title>
    <meta:print-date>2019-10-20T23:24:43.148085951</meta:print-date>
    <meta:document-statistic meta:table-count="3" meta:cell-count="489" meta:object-count="0"/>
  </office:meta>
</office:document-meta>
</file>